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3mm"/>
    </style:style>
    <style:style style:name="co2" style:family="table-column">
      <style:table-column-properties fo:break-before="auto" style:column-width="26.26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24.5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22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5">
      <style:table-cell-properties style:text-align-source="fix" style:repeat-content="fals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6"/>
        <table:table-column table:style-name="co5" table:default-cell-style-name="ce4"/>
        <table:table-column table:style-name="co4" table:default-cell-style-name="ce10"/>
        <table:table-column table:style-name="co6" table:default-cell-style-name="ce1"/>
        <table:table-column table:style-name="co7" table:number-columns-repeated="247" table:default-cell-style-name="ce1"/>
        <table:table-column table:style-name="co7" table:number-columns-repeated="770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Mars 20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2" office:value-type="string" calcext:value-type="string">
            <text:p>Nom fournisseur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uméro de</text:p>
          </table:table-cell>
          <table:table-cell table:style-name="ce11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2"/>
          <table:table-cell table:style-name="ce7" office:value-type="string" calcext:value-type="string">
            <text:p>d'approbation</text:p>
          </table:table-cell>
          <table:table-cell table:style-name="ce2" office:value-type="string" calcext:value-type="string">
            <text:p>l'entente</text:p>
          </table:table-cell>
          <table:table-cell table:style-name="ce11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191960" calcext:value-type="float">
            <text:p>1191960</text:p>
          </table:table-cell>
          <table:table-cell table:style-name="ce3" office:value-type="string" calcext:value-type="string">
            <text:p>CONSTRUCTION DJL INC</text:p>
          </table:table-cell>
          <table:table-cell table:style-name="ce8" office:value-type="date" office:date-value="2017-03-30" calcext:value-type="date">
            <text:p>03-30-17</text:p>
          </table:table-cell>
          <table:table-cell/>
          <table:table-cell table:style-name="ce12" office:value-type="float" office:value="1825.55" calcext:value-type="float">
            <text:p>1 825,55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92" calcext:value-type="float">
            <text:p>1190792</text:p>
          </table:table-cell>
          <table:table-cell table:style-name="ce3" office:value-type="string" calcext:value-type="string">
            <text:p>GROUPE BISSONNETTE INC.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481.05" calcext:value-type="float">
            <text:p>481,05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445" calcext:value-type="float">
            <text:p>1187445</text:p>
          </table:table-cell>
          <table:table-cell table:style-name="ce3" office:value-type="string" calcext:value-type="string">
            <text:p>HILTI CANADA LTEE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887.69" calcext:value-type="float">
            <text:p>887,69</text:p>
          </table:table-cell>
          <table:table-cell table:style-name="ce3" office:value-type="string" calcext:value-type="string">
            <text:p>Achat d'un perfora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86" calcext:value-type="float">
            <text:p>1187686</text:p>
          </table:table-cell>
          <table:table-cell table:style-name="ce3" office:value-type="string" calcext:value-type="string">
            <text:p>TENAQUIP LIMITED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20.74" calcext:value-type="float">
            <text:p>120,74</text:p>
          </table:table-cell>
          <table:table-cell table:style-name="ce3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176330" calcext:value-type="float">
            <text:p>1176330</text:p>
          </table:table-cell>
          <table:table-cell table:style-name="ce3" office:value-type="string" calcext:value-type="string">
            <text:p>CONSTRUCTION DJL INC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16373.1" calcext:value-type="float">
            <text:p>16 373,10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42" calcext:value-type="float">
            <text:p>1187642</text:p>
          </table:table-cell>
          <table:table-cell table:style-name="ce3" office:value-type="string" calcext:value-type="string">
            <text:p>LES JARDINS W.G. CHARLEBOIS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3696.51" calcext:value-type="float">
            <text:p>13 696,51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35" calcext:value-type="float">
            <text:p>1187735</text:p>
          </table:table-cell>
          <table:table-cell table:style-name="ce3" office:value-type="string" calcext:value-type="string">
            <text:p>LES SERRES RIEL INC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1936.11" calcext:value-type="float">
            <text:p>11 936,11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188543" calcext:value-type="float">
            <text:p>1188543</text:p>
          </table:table-cell>
          <table:table-cell table:style-name="ce3" office:value-type="string" calcext:value-type="string">
            <text:p>C.P.U. DESIGN INC.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22.5" calcext:value-type="float">
            <text:p>22,50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187654" calcext:value-type="float">
            <text:p>1187654</text:p>
          </table:table-cell>
          <table:table-cell table:style-name="ce3" office:value-type="string" calcext:value-type="string">
            <text:p>BIBLIOFICHE</text:p>
          </table:table-cell>
          <table:table-cell table:style-name="ce8" office:value-type="date" office:date-value="2017-03-13" calcext:value-type="date">
            <text:p>03-13-17</text:p>
          </table:table-cell>
          <table:table-cell/>
          <table:table-cell table:style-name="ce12" office:value-type="float" office:value="2051.46" calcext:value-type="float">
            <text:p>2 051,46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611" calcext:value-type="float">
            <text:p>1188611</text:p>
          </table:table-cell>
          <table:table-cell table:style-name="ce3" office:value-type="string" calcext:value-type="string">
            <text:p>BIBLIO RPL LTEE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270.97" calcext:value-type="float">
            <text:p>270,97</text:p>
          </table:table-cell>
          <table:table-cell table:style-name="ce3" office:value-type="string" calcext:value-type="string">
            <text:p>Fourniture et article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50" calcext:value-type="float">
            <text:p>1187650</text:p>
          </table:table-cell>
          <table:table-cell table:style-name="ce3" office:value-type="string" calcext:value-type="string">
            <text:p>BIBLIOTHECA ITG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2093.45" calcext:value-type="float">
            <text:p>2 093,45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33" calcext:value-type="float">
            <text:p>1187633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585.75" calcext:value-type="float">
            <text:p>585,75</text:p>
          </table:table-cell>
          <table:table-cell table:style-name="ce3" office:value-type="string" calcext:value-type="string">
            <text:p>Fournitures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04" calcext:value-type="float">
            <text:p>1189504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196.91" calcext:value-type="float">
            <text:p>196,91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997" calcext:value-type="float">
            <text:p>1189997</text:p>
          </table:table-cell>
          <table:table-cell table:style-name="ce3" office:value-type="string" calcext:value-type="string">
            <text:p>CAROLINE LAVOIE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39" calcext:value-type="float">
            <text:p>1187639</text:p>
          </table:table-cell>
          <table:table-cell table:style-name="ce3" office:value-type="string" calcext:value-type="string">
            <text:p>CARR MCLEAN LIMITED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329.65" calcext:value-type="float">
            <text:p>1 329,65</text:p>
          </table:table-cell>
          <table:table-cell table:style-name="ce3" office:value-type="string" calcext:value-type="string">
            <text:p>Classeur, étagère et armoire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846" calcext:value-type="float">
            <text:p>1188846</text:p>
          </table:table-cell>
          <table:table-cell table:style-name="ce3" office:value-type="string" calcext:value-type="string">
            <text:p>CATHERINE LEMIEUX LEFEBVRE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200" calcext:value-type="float">
            <text:p>200,00</text:p>
          </table:table-cell>
          <table:table-cell table:style-name="ce3" office:value-type="string" calcext:value-type="string">
            <text:p>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519" calcext:value-type="float">
            <text:p>1188519</text:p>
          </table:table-cell>
          <table:table-cell table:style-name="ce3" office:value-type="string" calcext:value-type="string">
            <text:p>CHANTALE PAGE CONSULTATION INC.</text:p>
          </table:table-cell>
          <table:table-cell table:style-name="ce8" office:value-type="date" office:date-value="2017-03-14" calcext:value-type="date">
            <text:p>03-14-17</text:p>
          </table:table-cell>
          <table:table-cell table:style-name="ce9"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66" calcext:value-type="float">
            <text:p>1190666</text:p>
          </table:table-cell>
          <table:table-cell table:style-name="ce3" office:value-type="string" calcext:value-type="string">
            <text:p>CHARLES BOIVIN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Réparation/Entretien - 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066" calcext:value-type="float">
            <text:p>1190066</text:p>
          </table:table-cell>
          <table:table-cell table:style-name="ce3" office:value-type="string" calcext:value-type="string">
            <text:p>CINEMA LE CLAP INC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203.26" calcext:value-type="float">
            <text:p>203,26</text:p>
          </table:table-cell>
          <table:table-cell table:style-name="ce3" office:value-type="string" calcext:value-type="string">
            <text:p>Projection du film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641" calcext:value-type="float">
            <text:p>1188641</text:p>
          </table:table-cell>
          <table:table-cell table:style-name="ce3" office:value-type="string" calcext:value-type="string">
            <text:p>COPIBEC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992.13" calcext:value-type="float">
            <text:p>992,13</text:p>
          </table:table-cell>
          <table:table-cell table:style-name="ce3" office:value-type="string" calcext:value-type="string">
            <text:p>Service - Droit d'au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72" calcext:value-type="float">
            <text:p>1188772</text:p>
          </table:table-cell>
          <table:table-cell table:style-name="ce3" office:value-type="string" calcext:value-type="string">
            <text:p>DIRECTION D'ARTISTES FLEMING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1364.84" calcext:value-type="float">
            <text:p>1 364,84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002" calcext:value-type="float">
            <text:p>1186002</text:p>
          </table:table-cell>
          <table:table-cell table:style-name="ce3" office:value-type="string" calcext:value-type="string">
            <text:p>ENCADREX INC.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414.49" calcext:value-type="float">
            <text:p>414,49</text:p>
          </table:table-cell>
          <table:table-cell table:style-name="ce3" office:value-type="string" calcext:value-type="string">
            <text:p>Moulure et vit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860" calcext:value-type="float">
            <text:p>1188860</text:p>
          </table:table-cell>
          <table:table-cell table:style-name="ce3" office:value-type="string" calcext:value-type="string">
            <text:p>FRANCIS MARIN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1600" calcext:value-type="float">
            <text:p>1 600,00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50" calcext:value-type="float">
            <text:p>1190650</text:p>
          </table:table-cell>
          <table:table-cell table:style-name="ce3" office:value-type="string" calcext:value-type="string">
            <text:p>GUARD-X INC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118.11" calcext:value-type="float">
            <text:p>118,11</text:p>
          </table:table-cell>
          <table:table-cell table:style-name="ce3" office:value-type="string" calcext:value-type="string">
            <text:p>Entrepreneur en systèmes localisés d'extinction incend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803" calcext:value-type="float">
            <text:p>1187803</text:p>
          </table:table-cell>
          <table:table-cell table:style-name="ce3" office:value-type="string" calcext:value-type="string">
            <text:p>IDENCO CANADA LTEE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38.58" calcext:value-type="float">
            <text:p>138,58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63" calcext:value-type="float">
            <text:p>1186763</text:p>
          </table:table-cell>
          <table:table-cell table:style-name="ce3" office:value-type="string" calcext:value-type="string">
            <text:p>INSTITUT UNIVERSITAIRE DE GERIATRIE DE MTL</text:p>
          </table:table-cell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325" calcext:value-type="float">
            <text:p>325,00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51" calcext:value-type="float">
            <text:p>1186751</text:p>
          </table:table-cell>
          <table:table-cell table:style-name="ce3" office:value-type="string" calcext:value-type="string">
            <text:p>ISAAC CARDOSO DA SILVA NETO</text:p>
          </table:table-cell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1200" calcext:value-type="float">
            <text:p>1 200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61" calcext:value-type="float">
            <text:p>1187661</text:p>
          </table:table-cell>
          <table:table-cell table:style-name="ce3" office:value-type="string" calcext:value-type="string">
            <text:p>JEUNESSES MUSICALES CANADA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2257.23" calcext:value-type="float">
            <text:p>2 257,23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864" calcext:value-type="float">
            <text:p>1188864</text:p>
          </table:table-cell>
          <table:table-cell table:style-name="ce3"/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708.67" calcext:value-type="float">
            <text:p>708,67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521" calcext:value-type="float">
            <text:p>1188521</text:p>
          </table:table-cell>
          <table:table-cell table:style-name="ce3" office:value-type="string" calcext:value-type="string">
            <text:p>LAMCOM TECHNOLOGIES INC.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1113.29" calcext:value-type="float">
            <text:p>1 113,29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68" calcext:value-type="float">
            <text:p>1188768</text:p>
          </table:table-cell>
          <table:table-cell table:style-name="ce3" office:value-type="string" calcext:value-type="string">
            <text:p>LE MOULIN A MUSIQUE INC.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1364.84" calcext:value-type="float">
            <text:p>1 364,84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455" calcext:value-type="float">
            <text:p>1188455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448" calcext:value-type="float">
            <text:p>1188448</text:p>
          </table:table-cell>
          <table:table-cell table:style-name="ce3" office:value-type="string" calcext:value-type="string">
            <text:p>LE MUSEE DU ROCK'N'ROLL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1679.8" calcext:value-type="float">
            <text:p>1 679,80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003" calcext:value-type="float">
            <text:p>1186003</text:p>
          </table:table-cell>
          <table:table-cell table:style-name="ce3" office:value-type="string" calcext:value-type="string">
            <text:p>LES FILMS CRITERION PICTURES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1574.81" calcext:value-type="float">
            <text:p>1 574,81</text:p>
          </table:table-cell>
          <table:table-cell table:style-name="ce3" office:value-type="string" calcext:value-type="string">
            <text:p>Fil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189521" calcext:value-type="float">
            <text:p>1189521</text:p>
          </table:table-cell>
          <table:table-cell table:style-name="ce3" office:value-type="string" calcext:value-type="string">
            <text:p>LES SOLUTIONS DE RANGEMENT PRISMA INC.</text:p>
          </table:table-cell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3543.33" calcext:value-type="float">
            <text:p>3 543,33</text:p>
          </table:table-cell>
          <table:table-cell table:style-name="ce3" office:value-type="string" calcext:value-type="string">
            <text:p>Fourniture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54" calcext:value-type="float">
            <text:p>1190654</text:p>
          </table:table-cell>
          <table:table-cell table:style-name="ce3" office:value-type="string" calcext:value-type="string">
            <text:p>LOCATION JEAN LEGARE LTEE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Service - Déména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361" calcext:value-type="float">
            <text:p>1189361</text:p>
          </table:table-cell>
          <table:table-cell table:style-name="ce3" office:value-type="string" calcext:value-type="string">
            <text:p>MAGASINS BEST BUY LTEE</text:p>
          </table:table-cell>
          <table:table-cell table:style-name="ce8" office:value-type="date" office:date-value="2017-03-17" calcext:value-type="date">
            <text:p>03-17-17</text:p>
          </table:table-cell>
          <table:table-cell/>
          <table:table-cell table:style-name="ce12" office:value-type="float" office:value="1786.45" calcext:value-type="float">
            <text:p>1 786,45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400" calcext:value-type="float">
            <text:p>1188400</text:p>
          </table:table-cell>
          <table:table-cell table:style-name="ce3" office:value-type="string" calcext:value-type="string">
            <text:p>MAGIC LIGHT (MC)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1948.75" calcext:value-type="float">
            <text:p>1 948,75</text:p>
          </table:table-cell>
          <table:table-cell table:style-name="ce3" office:value-type="string" calcext:value-type="string">
            <text:p>Service - Organisation de festivals et spectac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62" calcext:value-type="float">
            <text:p>1188762</text:p>
          </table:table-cell>
          <table:table-cell table:style-name="ce3" office:value-type="string" calcext:value-type="string">
            <text:p>PHILIPPE ROUTHIER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1505" calcext:value-type="float">
            <text:p>1 505,00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363" calcext:value-type="float">
            <text:p>1189363</text:p>
          </table:table-cell>
          <table:table-cell table:style-name="ce3" office:value-type="string" calcext:value-type="string">
            <text:p>QUINCAILLERIE COTE DES NEIGES</text:p>
          </table:table-cell>
          <table:table-cell table:style-name="ce8" office:value-type="date" office:date-value="2017-03-17" calcext:value-type="date">
            <text:p>03-17-17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367" calcext:value-type="float">
            <text:p>1189367</text:p>
          </table:table-cell>
          <table:table-cell table:style-name="ce3"/>
          <table:table-cell table:style-name="ce8" office:value-type="date" office:date-value="2017-03-17" calcext:value-type="date">
            <text:p>03-17-17</text:p>
          </table:table-cell>
          <table:table-cell/>
          <table:table-cell table:style-name="ce12" office:value-type="float" office:value="1259.85" calcext:value-type="float">
            <text:p>1 259,85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42" calcext:value-type="float">
            <text:p>1186742</text:p>
          </table:table-cell>
          <table:table-cell table:style-name="ce3" office:value-type="string" calcext:value-type="string">
            <text:p>RANDOLPH PUB LUDIQUE INC.</text:p>
          </table:table-cell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183.73" calcext:value-type="float">
            <text:p>183,73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45" calcext:value-type="float">
            <text:p>1186745</text:p>
          </table:table-cell>
          <table:table-cell table:style-name="ce3"/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288.72" calcext:value-type="float">
            <text:p>288,72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233" calcext:value-type="float">
            <text:p>1187233</text:p>
          </table:table-cell>
          <table:table-cell table:style-name="ce3" office:value-type="string" calcext:value-type="string">
            <text:p>R.M. LEDUC &amp; CIE INC.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1694.53" calcext:value-type="float">
            <text:p>1 694,53</text:p>
          </table:table-cell>
          <table:table-cell table:style-name="ce3" office:value-type="string" calcext:value-type="string">
            <text:p>Fourniture et article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96" calcext:value-type="float">
            <text:p>1187796</text:p>
          </table:table-cell>
          <table:table-cell table:style-name="ce3"/>
          <table:table-cell table:style-name="ce8" office:value-type="date" office:date-value="2017-03-09" calcext:value-type="date">
            <text:p>03-09-17</text:p>
          </table:table-cell>
          <table:table-cell table:style-name="ce9"/>
          <table:table-cell table:style-name="ce12" office:value-type="float" office:value="415.22" calcext:value-type="float">
            <text:p>415,22</text:p>
          </table:table-cell>
          <table:table-cell table:style-name="ce3" office:value-type="string" calcext:value-type="string">
            <text:p>Ameubl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499" calcext:value-type="float">
            <text:p>1189499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687.78" calcext:value-type="float">
            <text:p>687,78</text:p>
          </table:table-cell>
          <table:table-cell table:style-name="ce3" office:value-type="string" calcext:value-type="string">
            <text:p>Fourniture et article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33" calcext:value-type="float">
            <text:p>1186733</text:p>
          </table:table-cell>
          <table:table-cell table:style-name="ce3" office:value-type="string" calcext:value-type="string">
            <text:p>SANDRA CHERY</text:p>
          </table:table-cell>
          <table:table-cell table:style-name="ce8" office:value-type="date" office:date-value="2017-03-06" calcext:value-type="date">
            <text:p>03-06-17</text:p>
          </table:table-cell>
          <table:table-cell table:style-name="ce9"/>
          <table:table-cell table:style-name="ce12" office:value-type="float" office:value="250" calcext:value-type="float">
            <text:p>250,00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08" calcext:value-type="float">
            <text:p>1189508</text:p>
          </table:table-cell>
          <table:table-cell table:style-name="ce3" office:value-type="string" calcext:value-type="string">
            <text:p>SHARP ELECTRONIQUE DU CANADA LTEE</text:p>
          </table:table-cell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13" calcext:value-type="float">
            <text:p>1189513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1049.87" calcext:value-type="float">
            <text:p>1 049,87</text:p>
          </table:table-cell>
          <table:table-cell table:style-name="ce3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639" calcext:value-type="float">
            <text:p>1188639</text:p>
          </table:table-cell>
          <table:table-cell table:style-name="ce3" office:value-type="string" calcext:value-type="string">
            <text:p>SIMPLEVU INC.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664.68" calcext:value-type="float">
            <text:p>664,68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852" calcext:value-type="float">
            <text:p>1188852</text:p>
          </table:table-cell>
          <table:table-cell table:style-name="ce3" office:value-type="string" calcext:value-type="string">
            <text:p>STE DE MUSIQUE CONTEMPORAINE DU QC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1736.49" calcext:value-type="float">
            <text:p>1 736,49</text:p>
          </table:table-cell>
          <table:table-cell table:style-name="ce3" office:value-type="string" calcext:value-type="string">
            <text:p>Service - Artiste music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067" calcext:value-type="float">
            <text:p>1190067</text:p>
          </table:table-cell>
          <table:table-cell table:style-name="ce3" office:value-type="string" calcext:value-type="string">
            <text:p>SOLOTECH INC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441.54" calcext:value-type="float">
            <text:p>441,54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25" calcext:value-type="float">
            <text:p>1189525</text:p>
          </table:table-cell>
          <table:table-cell table:style-name="ce3" office:value-type="string" calcext:value-type="string">
            <text:p>SOLUTIONS DE CONTROLE ET DE SECURITE CS INC.</text:p>
          </table:table-cell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745.41" calcext:value-type="float">
            <text:p>745,41</text:p>
          </table:table-cell>
          <table:table-cell table:style-name="ce3" office:value-type="string" calcext:value-type="string">
            <text:p>Support an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65" calcext:value-type="float">
            <text:p>1188765</text:p>
          </table:table-cell>
          <table:table-cell table:style-name="ce3" office:value-type="string" calcext:value-type="string">
            <text:p>SYLVIE FULLUM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839" calcext:value-type="float">
            <text:p>1188839</text:p>
          </table:table-cell>
          <table:table-cell table:style-name="ce3" office:value-type="string" calcext:value-type="string">
            <text:p>THEATRE DE L'OEIL INC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1889.77" calcext:value-type="float">
            <text:p>1 889,77</text:p>
          </table:table-cell>
          <table:table-cell table:style-name="ce3" office:value-type="string" calcext:value-type="string">
            <text:p>Service - Artiste de la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21" calcext:value-type="float">
            <text:p>1188721</text:p>
          </table:table-cell>
          <table:table-cell table:style-name="ce3" office:value-type="string" calcext:value-type="string">
            <text:p>TOSHIBA SOLUTIONS D'AFFAIRES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7716.58" calcext:value-type="float">
            <text:p>7 716,58</text:p>
          </table:table-cell>
          <table:table-cell table:style-name="ce3" office:value-type="string" calcext:value-type="string">
            <text:p>Location - Photocopi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63" calcext:value-type="float">
            <text:p>1190663</text:p>
          </table:table-cell>
          <table:table-cell table:style-name="ce3" office:value-type="string" calcext:value-type="string">
            <text:p>VIDEOTRON S.E.N.C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860.9" calcext:value-type="float">
            <text:p>860,90</text:p>
          </table:table-cell>
          <table:table-cell table:style-name="ce3" office:value-type="string" calcext:value-type="string">
            <text:p>Service - Accès interne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644" calcext:value-type="float">
            <text:p>1188644</text:p>
          </table:table-cell>
          <table:table-cell table:style-name="ce3" office:value-type="string" calcext:value-type="string">
            <text:p>VOXEL FACTORY INC.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289.23" calcext:value-type="float">
            <text:p>289,23</text:p>
          </table:table-cell>
          <table:table-cell table:style-name="ce3" office:value-type="string" calcext:value-type="string">
            <text:p>Papiers, articles de papiteri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JARDINS, STEVE</text:p>
          </table:table-cell>
          <table:table-cell table:style-name="ce5" office:value-type="float" office:value="1191434" calcext:value-type="float">
            <text:p>1191434</text:p>
          </table:table-cell>
          <table:table-cell table:style-name="ce3" office:value-type="string" calcext:value-type="string">
            <text:p>CUISINE-ATOUT</text:p>
          </table:table-cell>
          <table:table-cell table:style-name="ce8" office:value-type="date" office:date-value="2017-03-29" calcext:value-type="date">
            <text:p>03-29-17</text:p>
          </table:table-cell>
          <table:table-cell table:style-name="ce9"/>
          <table:table-cell table:style-name="ce12" office:value-type="float" office:value="202.5" calcext:value-type="float">
            <text:p>202,5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17" calcext:value-type="float">
            <text:p>1189517</text:p>
          </table:table-cell>
          <table:table-cell table:style-name="ce3" office:value-type="string" calcext:value-type="string">
            <text:p>HOPITAL VETERINAIRE SHERWOOD PARK</text:p>
          </table:table-cell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3" office:value-type="string" calcext:value-type="string">
            <text:p>Vétérin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29" calcext:value-type="float">
            <text:p>1186729</text:p>
          </table:table-cell>
          <table:table-cell table:style-name="ce3" office:value-type="string" calcext:value-type="string">
            <text:p>SERVICES D'ARBRES PRIMEAU INC.</text:p>
          </table:table-cell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3832.04" calcext:value-type="float">
            <text:p>3 832,04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UPLANTIE, SYLVIA-ANNE</text:p>
          </table:table-cell>
          <table:table-cell table:style-name="ce5" office:value-type="float" office:value="1186038" calcext:value-type="float">
            <text:p>1186038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3-01" calcext:value-type="date">
            <text:p>03-01-17</text:p>
          </table:table-cell>
          <table:table-cell table:style-name="ce9"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183" calcext:value-type="float">
            <text:p>1188183</text:p>
          </table:table-cell>
          <table:table-cell table:style-name="ce3" office:value-type="string" calcext:value-type="string">
            <text:p>FLEURISTE SUSHY</text:p>
          </table:table-cell>
          <table:table-cell table:style-name="ce8" office:value-type="date" office:date-value="2017-03-13" calcext:value-type="date">
            <text:p>03-13-17</text:p>
          </table:table-cell>
          <table:table-cell table:style-name="ce9"/>
          <table:table-cell table:style-name="ce12" office:value-type="float" office:value="608.93" calcext:value-type="float">
            <text:p>608,93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146" calcext:value-type="float">
            <text:p>1187146</text:p>
          </table:table-cell>
          <table:table-cell table:style-name="ce3" office:value-type="string" calcext:value-type="string">
            <text:p>CENTRE DE FORMATION INTEGREE INC.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288.72" calcext:value-type="float">
            <text:p>288,72</text:p>
          </table:table-cell>
          <table:table-cell table:style-name="ce3" office:value-type="string" calcext:value-type="string">
            <text:p>Frais - Inscription pour colloque et congr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420" calcext:value-type="float">
            <text:p>1187420</text:p>
          </table:table-cell>
          <table:table-cell table:style-name="ce3" office:value-type="string" calcext:value-type="string">
            <text:p>IMPRIMERIE MULTI-FORMAT</text:p>
          </table:table-cell>
          <table:table-cell table:style-name="ce8" office:value-type="date" office:date-value="2017-03-08" calcext:value-type="date">
            <text:p>03-08-17</text:p>
          </table:table-cell>
          <table:table-cell/>
          <table:table-cell table:style-name="ce12" office:value-type="float" office:value="598.43" calcext:value-type="float">
            <text:p>598,43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82" calcext:value-type="float">
            <text:p>1187782</text:p>
          </table:table-cell>
          <table:table-cell table:style-name="ce3" office:value-type="string" calcext:value-type="string">
            <text:p>LUNCH INSOLITE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237.8" calcext:value-type="float">
            <text:p>237,8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875" calcext:value-type="float">
            <text:p>1185875</text:p>
          </table:table-cell>
          <table:table-cell table:style-name="ce3" office:value-type="string" calcext:value-type="string">
            <text:p>MONTREAL STENCIL INC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23.94" calcext:value-type="float">
            <text:p>23,94</text:p>
          </table:table-cell>
          <table:table-cell table:style-name="ce3" office:value-type="string" calcext:value-type="string">
            <text:p>Article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PPIER, GENEVIEVE</text:p>
          </table:table-cell>
          <table:table-cell table:style-name="ce5" office:value-type="float" office:value="1188266" calcext:value-type="float">
            <text:p>1188266</text:p>
          </table:table-cell>
          <table:table-cell table:style-name="ce3" office:value-type="string" calcext:value-type="string">
            <text:p>CORPORATION D'URGENCES-SANTE</text:p>
          </table:table-cell>
          <table:table-cell table:style-name="ce8" office:value-type="date" office:date-value="2017-03-13" calcext:value-type="date">
            <text:p>03-13-17</text:p>
          </table:table-cell>
          <table:table-cell/>
          <table:table-cell table:style-name="ce12" office:value-type="float" office:value="131.48" calcext:value-type="float">
            <text:p>131,48</text:p>
          </table:table-cell>
          <table:table-cell table:style-name="ce3" office:value-type="string" calcext:value-type="string">
            <text:p>Service - Transport ambulanc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433" calcext:value-type="float">
            <text:p>1188433</text:p>
          </table:table-cell>
          <table:table-cell table:style-name="ce3" office:value-type="string" calcext:value-type="string">
            <text:p>LES AUTOBUS LA MONTREALAISE INC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866.15" calcext:value-type="float">
            <text:p>866,15</text:p>
          </table:table-cell>
          <table:table-cell table:style-name="ce3" office:value-type="string" calcext:value-type="string">
            <text:p>Service - Transport autobu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983" calcext:value-type="float">
            <text:p>1191983</text:p>
          </table:table-cell>
          <table:table-cell table:style-name="ce3" office:value-type="string" calcext:value-type="string">
            <text:p>PRODUITS SANY</text:p>
          </table:table-cell>
          <table:table-cell table:style-name="ce8" office:value-type="date" office:date-value="2017-03-30" calcext:value-type="date">
            <text:p>03-30-1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466.55" calcext:value-type="float">
            <text:p>466,55</text:p>
          </table:table-cell>
          <table:table-cell table:style-name="ce3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984" calcext:value-type="float">
            <text:p>1191984</text:p>
          </table:table-cell>
          <table:table-cell table:style-name="ce3"/>
          <table:table-cell table:style-name="ce8" office:value-type="date" office:date-value="2017-03-30" calcext:value-type="date">
            <text:p>03-30-1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329.16" calcext:value-type="float">
            <text:p>329,16</text:p>
          </table:table-cell>
          <table:table-cell table:style-name="ce3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UDREAULT, SONIA</text:p>
          </table:table-cell>
          <table:table-cell table:style-name="ce5" office:value-type="float" office:value="1189674" calcext:value-type="float">
            <text:p>1189674</text:p>
          </table:table-cell>
          <table:table-cell table:style-name="ce3" office:value-type="string" calcext:value-type="string">
            <text:p>ASS. RESPONSABLES AQUATIQUES DU QC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248" calcext:value-type="float">
            <text:p>248,00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128" calcext:value-type="float">
            <text:p>1187128</text:p>
          </table:table-cell>
          <table:table-cell table:style-name="ce3" office:value-type="string" calcext:value-type="string">
            <text:p>CAFE 92 DEGRES INC.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190.39" calcext:value-type="float">
            <text:p>190,39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695" calcext:value-type="float">
            <text:p>1189695</text:p>
          </table:table-cell>
          <table:table-cell table:style-name="ce3" office:value-type="string" calcext:value-type="string">
            <text:p>CONSEIL DES ARTS DE MONTREAL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125" calcext:value-type="float">
            <text:p>1 125,00</text:p>
          </table:table-cell>
          <table:table-cell table:style-name="ce3" office:value-type="string" calcext:value-type="string">
            <text:p>Achat de bille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1015" calcext:value-type="float">
            <text:p>1161015</text:p>
          </table:table-cell>
          <table:table-cell table:style-name="ce3" office:value-type="string" calcext:value-type="string">
            <text:p>LES E/SES DE CONSTRUCTION PROFIL INC.</text:p>
          </table:table-cell>
          <table:table-cell table:style-name="ce8" office:value-type="date" office:date-value="2017-03-08" calcext:value-type="date">
            <text:p>03-08-17</text:p>
          </table:table-cell>
          <table:table-cell table:style-name="ce9"/>
          <table:table-cell table:style-name="ce12" office:value-type="float" office:value="1413.13" calcext:value-type="float">
            <text:p>1 413,13</text:p>
          </table:table-cell>
          <table:table-cell table:style-name="ce3" office:value-type="string" calcext:value-type="string">
            <text:p>Réaménagement de vesti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60" calcext:value-type="float">
            <text:p>1190760</text:p>
          </table:table-cell>
          <table:table-cell table:style-name="ce3" office:value-type="string" calcext:value-type="string">
            <text:p>LES INSTALLATIONS SPORTIVES AGORA INC.</text:p>
          </table:table-cell>
          <table:table-cell table:style-name="ce8" office:value-type="date" office:date-value="2017-03-24" calcext:value-type="date">
            <text:p>03-24-17</text:p>
          </table:table-cell>
          <table:table-cell table:style-name="ce9"/>
          <table:table-cell table:style-name="ce12" office:value-type="float" office:value="495.71" calcext:value-type="float">
            <text:p>495,71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926" calcext:value-type="float">
            <text:p>1191926</text:p>
          </table:table-cell>
          <table:table-cell table:style-name="ce3"/>
          <table:table-cell table:style-name="ce8" office:value-type="date" office:date-value="2017-03-30" calcext:value-type="date">
            <text:p>03-30-17</text:p>
          </table:table-cell>
          <table:table-cell/>
          <table:table-cell table:style-name="ce12" office:value-type="float" office:value="997.38" calcext:value-type="float">
            <text:p>997,38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850" calcext:value-type="float">
            <text:p>1191850</text:p>
          </table:table-cell>
          <table:table-cell table:style-name="ce3" office:value-type="string" calcext:value-type="string">
            <text:p>LES SCIENTIFINES</text:p>
          </table:table-cell>
          <table:table-cell table:style-name="ce8" office:value-type="date" office:date-value="2017-03-30" calcext:value-type="date">
            <text:p>03-30-17</text:p>
          </table:table-cell>
          <table:table-cell/>
          <table:table-cell table:style-name="ce12" office:value-type="float" office:value="155" calcext:value-type="float">
            <text:p>155,00</text:p>
          </table:table-cell>
          <table:table-cell table:style-name="ce3" office:value-type="string" calcext:value-type="string">
            <text:p>Service - Formation, animation d'ateli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791" calcext:value-type="float">
            <text:p>1191791</text:p>
          </table:table-cell>
          <table:table-cell table:style-name="ce3" office:value-type="string" calcext:value-type="string">
            <text:p>LUMIPRO INC.</text:p>
          </table:table-cell>
          <table:table-cell table:style-name="ce8" office:value-type="date" office:date-value="2017-03-30" calcext:value-type="date">
            <text:p>03-30-17</text:p>
          </table:table-cell>
          <table:table-cell/>
          <table:table-cell table:style-name="ce12" office:value-type="float" office:value="608.93" calcext:value-type="float">
            <text:p>608,93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804" calcext:value-type="float">
            <text:p>1191804</text:p>
          </table:table-cell>
          <table:table-cell table:style-name="ce3" office:value-type="string" calcext:value-type="string">
            <text:p>MGR CANADA</text:p>
          </table:table-cell>
          <table:table-cell table:style-name="ce8" office:value-type="date" office:date-value="2017-03-30" calcext:value-type="date">
            <text:p>03-30-17</text:p>
          </table:table-cell>
          <table:table-cell/>
          <table:table-cell table:style-name="ce12" office:value-type="float" office:value="796.86" calcext:value-type="float">
            <text:p>796,86</text:p>
          </table:table-cell>
          <table:table-cell table:style-name="ce3" office:value-type="string" calcext:value-type="string">
            <text:p>Matériel pour loisir, je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994" calcext:value-type="float">
            <text:p>1185994</text:p>
          </table:table-cell>
          <table:table-cell table:style-name="ce3" office:value-type="string" calcext:value-type="string">
            <text:p>ROGERS AT &amp; T COMMUNICATIONS SANS FIL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13041.85" calcext:value-type="float">
            <text:p>13 041,8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NDRON, DENIS</text:p>
          </table:table-cell>
          <table:table-cell table:style-name="ce5" office:value-type="float" office:value="1188386" calcext:value-type="float">
            <text:p>1188386</text:p>
          </table:table-cell>
          <table:table-cell table:style-name="ce3" office:value-type="string" calcext:value-type="string">
            <text:p>2946-8980 QUEBEC INC.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18406.41" calcext:value-type="float">
            <text:p>18 406,41</text:p>
          </table:table-cell>
          <table:table-cell table:style-name="ce3" office:value-type="string" calcext:value-type="string">
            <text:p>Frais -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56" calcext:value-type="float">
            <text:p>1190756</text:p>
          </table:table-cell>
          <table:table-cell table:style-name="ce3" office:value-type="string" calcext:value-type="string">
            <text:p>9028-3870 QUEBEC INC.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1267.72" calcext:value-type="float">
            <text:p>1 267,72</text:p>
          </table:table-cell>
          <table:table-cell table:style-name="ce3" office:value-type="string" calcext:value-type="string">
            <text:p>Fil et câble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65196" calcext:value-type="float">
            <text:p>1165196</text:p>
          </table:table-cell>
          <table:table-cell table:style-name="ce3" office:value-type="string" calcext:value-type="string">
            <text:p>BATTAH - AVOCATS S.E.N.C.R.L.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330.71" calcext:value-type="float">
            <text:p>330,71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045" calcext:value-type="float">
            <text:p>1186045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3-01" calcext:value-type="date">
            <text:p>03-01-17</text:p>
          </table:table-cell>
          <table:table-cell table:style-name="ce5" office:value-type="float" office:value="781453" calcext:value-type="float">
            <text:p>781453</text:p>
          </table:table-cell>
          <table:table-cell table:style-name="ce12" office:value-type="float" office:value="361.96" calcext:value-type="float">
            <text:p>361,96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051" calcext:value-type="float">
            <text:p>1186051</text:p>
          </table:table-cell>
          <table:table-cell table:style-name="ce3"/>
          <table:table-cell table:style-name="ce8" office:value-type="date" office:date-value="2017-03-01" calcext:value-type="date">
            <text:p>03-01-17</text:p>
          </table:table-cell>
          <table:table-cell table:style-name="ce5" office:value-type="float" office:value="781453" calcext:value-type="float">
            <text:p>781453</text:p>
          </table:table-cell>
          <table:table-cell table:style-name="ce12" office:value-type="float" office:value="1159.16" calcext:value-type="float">
            <text:p>1 159,16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068" calcext:value-type="float">
            <text:p>1186068</text:p>
          </table:table-cell>
          <table:table-cell table:style-name="ce3" office:value-type="string" calcext:value-type="string">
            <text:p>CYCLONE SANTE INC.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7349.12" calcext:value-type="float">
            <text:p>7 349,12</text:p>
          </table:table-cell>
          <table:table-cell table:style-name="ce3" office:value-type="string" calcext:value-type="string">
            <text:p>Expertise médica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426" calcext:value-type="float">
            <text:p>1189426</text:p>
          </table:table-cell>
          <table:table-cell table:style-name="ce3" office:value-type="string" calcext:value-type="string">
            <text:p>ENTRAC INC.</text:p>
          </table:table-cell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12053.35" calcext:value-type="float">
            <text:p>12 053,35</text:p>
          </table:table-cell>
          <table:table-cell table:style-name="ce3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767" calcext:value-type="float">
            <text:p>1191767</text:p>
          </table:table-cell>
          <table:table-cell table:style-name="ce3" office:value-type="string" calcext:value-type="string">
            <text:p>ENTREPRISE ELECTRIQUE L. DALLAIRE INC.</text:p>
          </table:table-cell>
          <table:table-cell table:style-name="ce8" office:value-type="date" office:date-value="2017-03-30" calcext:value-type="date">
            <text:p>03-30-17</text:p>
          </table:table-cell>
          <table:table-cell/>
          <table:table-cell table:style-name="ce12" office:value-type="float" office:value="323.36" calcext:value-type="float">
            <text:p>323,36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109" calcext:value-type="float">
            <text:p>1185109</text:p>
          </table:table-cell>
          <table:table-cell table:style-name="ce3" office:value-type="string" calcext:value-type="string">
            <text:p>METAUX T.R.D.M. INC.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2385.32" calcext:value-type="float">
            <text:p>2 385,32</text:p>
          </table:table-cell>
          <table:table-cell table:style-name="ce3" office:value-type="string" calcext:value-type="string">
            <text:p>Entrepreneur en ouvrages métalliq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191604" calcext:value-type="float">
            <text:p>1191604</text:p>
          </table:table-cell>
          <table:table-cell table:style-name="ce3" office:value-type="string" calcext:value-type="string">
            <text:p>ABC ENVIRONNEMENT INC.</text:p>
          </table:table-cell>
          <table:table-cell table:style-name="ce8" office:value-type="date" office:date-value="2017-03-29" calcext:value-type="date">
            <text:p>03-29-17</text:p>
          </table:table-cell>
          <table:table-cell/>
          <table:table-cell table:style-name="ce12" office:value-type="float" office:value="648.3" calcext:value-type="float">
            <text:p>648,30</text:p>
          </table:table-cell>
          <table:table-cell table:style-name="ce3" office:value-type="string" calcext:value-type="string">
            <text:p>Service - Traitement/valorisation de matières organ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00" calcext:value-type="float">
            <text:p>1186700</text:p>
          </table:table-cell>
          <table:table-cell table:style-name="ce3" office:value-type="string" calcext:value-type="string">
            <text:p>ACKLANDS - GRAINGER INC.</text:p>
          </table:table-cell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630.63" calcext:value-type="float">
            <text:p>630,63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821" calcext:value-type="float">
            <text:p>1187821</text:p>
          </table:table-cell>
          <table:table-cell table:style-name="ce3"/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32.42" calcext:value-type="float">
            <text:p>32,4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878" calcext:value-type="float">
            <text:p>1190878</text:p>
          </table:table-cell>
          <table:table-cell table:style-name="ce3"/>
          <table:table-cell table:style-name="ce8" office:value-type="date" office:date-value="2017-03-27" calcext:value-type="date">
            <text:p>03-27-17</text:p>
          </table:table-cell>
          <table:table-cell table:style-name="ce9"/>
          <table:table-cell table:style-name="ce12" office:value-type="float" office:value="730.96" calcext:value-type="float">
            <text:p>730,9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22" calcext:value-type="float">
            <text:p>1190722</text:p>
          </table:table-cell>
          <table:table-cell table:style-name="ce3" office:value-type="string" calcext:value-type="string">
            <text:p>ACTI-SOL INC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414.07" calcext:value-type="float">
            <text:p>414,07</text:p>
          </table:table-cell>
          <table:table-cell table:style-name="ce3" office:value-type="string" calcext:value-type="string">
            <text:p>Terre, terreau, compost et engra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392" calcext:value-type="float">
            <text:p>1190392</text:p>
          </table:table-cell>
          <table:table-cell table:style-name="ce3" office:value-type="string" calcext:value-type="string">
            <text:p>ALBERT VIAU DIVISION</text:p>
          </table:table-cell>
          <table:table-cell table:style-name="ce8" office:value-type="date" office:date-value="2017-03-23" calcext:value-type="date">
            <text:p>03-23-17</text:p>
          </table:table-cell>
          <table:table-cell/>
          <table:table-cell table:style-name="ce12" office:value-type="float" office:value="92.1" calcext:value-type="float">
            <text:p>92,10</text:p>
          </table:table-cell>
          <table:table-cell table:style-name="ce3" office:value-type="string" calcext:value-type="string">
            <text:p>Produit de branch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926" calcext:value-type="float">
            <text:p>1180926</text:p>
          </table:table-cell>
          <table:table-cell table:style-name="ce3" office:value-type="string" calcext:value-type="string">
            <text:p>ASPHALTE SAINT-PATRICK INC</text:p>
          </table:table-cell>
          <table:table-cell table:style-name="ce8" office:value-type="date" office:date-value="2017-03-03" calcext:value-type="date">
            <text:p>03-03-17</text:p>
          </table:table-cell>
          <table:table-cell table:style-name="ce5" office:value-type="string" calcext:value-type="string">
            <text:p>Hors entente</text:p>
          </table:table-cell>
          <table:table-cell table:style-name="ce12" office:value-type="float" office:value="11264.69" calcext:value-type="float">
            <text:p>11 264,69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11" calcext:value-type="float">
            <text:p>1190711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102.05" calcext:value-type="float">
            <text:p>102,05</text:p>
          </table:table-cell>
          <table:table-cell table:style-name="ce3" office:value-type="string" calcext:value-type="string">
            <text:p>Mise à jour de Normes-Ouvrages routier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137" calcext:value-type="float">
            <text:p>1179137</text:p>
          </table:table-cell>
          <table:table-cell table:style-name="ce3" office:value-type="string" calcext:value-type="string">
            <text:p>CENTRE DE TELEPHONE MOBILE LTEE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Réparation/Entretien - Appareil de communic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816" calcext:value-type="float">
            <text:p>1186816</text:p>
          </table:table-cell>
          <table:table-cell table:style-name="ce3" office:value-type="string" calcext:value-type="string">
            <text:p>CLEMENT HYDRAULITECH INC.</text:p>
          </table:table-cell>
          <table:table-cell table:style-name="ce8" office:value-type="date" office:date-value="2017-03-06" calcext:value-type="date">
            <text:p>03-06-17</text:p>
          </table:table-cell>
          <table:table-cell table:style-name="ce9"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Inspection pour équipement de lev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05" calcext:value-type="float">
            <text:p>1188705</text:p>
          </table:table-cell>
          <table:table-cell table:style-name="ce3" office:value-type="string" calcext:value-type="string">
            <text:p>CONSTRUCTION DJL INC</text:p>
          </table:table-cell>
          <table:table-cell table:style-name="ce8" office:value-type="date" office:date-value="2017-03-15" calcext:value-type="date">
            <text:p>03-15-17</text:p>
          </table:table-cell>
          <table:table-cell table:style-name="ce5" office:value-type="string" calcext:value-type="string">
            <text:p>Hors entente</text:p>
          </table:table-cell>
          <table:table-cell table:style-name="ce12" office:value-type="float" office:value="2099.75" calcext:value-type="float">
            <text:p>2 099,75</text:p>
          </table:table-cell>
          <table:table-cell table:style-name="ce3" office:value-type="string" calcext:value-type="string">
            <text:p>Asphalte, bitu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7986" calcext:value-type="float">
            <text:p>1177986</text:p>
          </table:table-cell>
          <table:table-cell table:style-name="ce3" office:value-type="string" calcext:value-type="string">
            <text:p>DEMIX BETON</text:p>
          </table:table-cell>
          <table:table-cell table:style-name="ce8" office:value-type="date" office:date-value="2017-03-09" calcext:value-type="date">
            <text:p>03-09-17</text:p>
          </table:table-cell>
          <table:table-cell table:style-name="ce5" office:value-type="string" calcext:value-type="string">
            <text:p>C1109384</text:p>
          </table:table-cell>
          <table:table-cell table:style-name="ce12" office:value-type="float" office:value="1154.87" calcext:value-type="float">
            <text:p>1 154,87</text:p>
          </table:table-cell>
          <table:table-cell table:style-name="ce3" office:value-type="string" calcext:value-type="string">
            <text:p>Béton prépar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858" calcext:value-type="float">
            <text:p>1189858</text:p>
          </table:table-cell>
          <table:table-cell table:style-name="ce3" office:value-type="string" calcext:value-type="string">
            <text:p>DISTRIBUTION SPORTS LOISIRS G.P. INC.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3321.8" calcext:value-type="float">
            <text:p>3 321,80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887" calcext:value-type="float">
            <text:p>1190887</text:p>
          </table:table-cell>
          <table:table-cell table:style-name="ce3"/>
          <table:table-cell table:style-name="ce8" office:value-type="date" office:date-value="2017-03-27" calcext:value-type="date">
            <text:p>03-27-17</text:p>
          </table:table-cell>
          <table:table-cell/>
          <table:table-cell table:style-name="ce12" office:value-type="float" office:value="936.7" calcext:value-type="float">
            <text:p>936,70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93" calcext:value-type="float">
            <text:p>1190693</text:p>
          </table:table-cell>
          <table:table-cell table:style-name="ce3" office:value-type="string" calcext:value-type="string">
            <text:p>ELECTRONIQUE ADDISON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62.89" calcext:value-type="float">
            <text:p>62,89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49076" calcext:value-type="float">
            <text:p>1149076</text:p>
          </table:table-cell>
          <table:table-cell table:style-name="ce3" office:value-type="string" calcext:value-type="string">
            <text:p>EMBOUTEILLAGE CETO INC.</text:p>
          </table:table-cell>
          <table:table-cell table:style-name="ce8" office:value-type="date" office:date-value="2017-03-20" calcext:value-type="date">
            <text:p>03-20-17</text:p>
          </table:table-cell>
          <table:table-cell table:style-name="ce5" office:value-type="string" calcext:value-type="string">
            <text:p>C1055943</text:p>
          </table:table-cell>
          <table:table-cell table:style-name="ce12" office:value-type="float" office:value="287.4" calcext:value-type="float">
            <text:p>287,40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034" calcext:value-type="float">
            <text:p>1178034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 table:style-name="ce5" office:value-type="string" calcext:value-type="string">
            <text:p>C1055943</text:p>
          </table:table-cell>
          <table:table-cell table:style-name="ce12" office:value-type="float" office:value="572.8" calcext:value-type="float">
            <text:p>572,80</text:p>
          </table:table-cell>
          <table:table-cell table:style-name="ce3" office:value-type="string" calcext:value-type="string">
            <text:p>Eau potable - Mesure d'urgenc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181636" calcext:value-type="float">
            <text:p>1181636</text:p>
          </table:table-cell>
          <table:table-cell table:style-name="ce3" office:value-type="string" calcext:value-type="string">
            <text:p>ENTREPRISES FORLINI</text:p>
          </table:table-cell>
          <table:table-cell table:style-name="ce8" office:value-type="date" office:date-value="2017-03-10" calcext:value-type="date">
            <text:p>03-10-17</text:p>
          </table:table-cell>
          <table:table-cell/>
          <table:table-cell table:style-name="ce12" office:value-type="float" office:value="797.9" calcext:value-type="float">
            <text:p>797,90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66" calcext:value-type="float">
            <text:p>1187666</text:p>
          </table:table-cell>
          <table:table-cell table:style-name="ce3"/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430.44" calcext:value-type="float">
            <text:p>430,44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973" calcext:value-type="float">
            <text:p>1188973</text:p>
          </table:table-cell>
          <table:table-cell table:style-name="ce3"/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138.58" calcext:value-type="float">
            <text:p>138,58</text:p>
          </table:table-cell>
          <table:table-cell table:style-name="ce3" office:value-type="string" calcext:value-type="string">
            <text:p>Bot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807" calcext:value-type="float">
            <text:p>1190807</text:p>
          </table:table-cell>
          <table:table-cell table:style-name="ce3"/>
          <table:table-cell table:style-name="ce8" office:value-type="date" office:date-value="2017-03-24" calcext:value-type="date">
            <text:p>03-24-17</text:p>
          </table:table-cell>
          <table:table-cell table:style-name="ce9"/>
          <table:table-cell table:style-name="ce12" office:value-type="float" office:value="94.49" calcext:value-type="float">
            <text:p>94,49</text:p>
          </table:table-cell>
          <table:table-cell table:style-name="ce3" office:value-type="string" calcext:value-type="string">
            <text:p>Bot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853" calcext:value-type="float">
            <text:p>1189853</text:p>
          </table:table-cell>
          <table:table-cell table:style-name="ce3" office:value-type="string" calcext:value-type="string">
            <text:p>EQUIPEMENTS E.S.F. INC.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88.19" calcext:value-type="float">
            <text:p>88,19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506" calcext:value-type="float">
            <text:p>1190506</text:p>
          </table:table-cell>
          <table:table-cell table:style-name="ce3" office:value-type="string" calcext:value-type="string">
            <text:p>EXCEL HONDA MOTO</text:p>
          </table:table-cell>
          <table:table-cell table:style-name="ce8" office:value-type="date" office:date-value="2017-03-23" calcext:value-type="date">
            <text:p>03-23-17</text:p>
          </table:table-cell>
          <table:table-cell/>
          <table:table-cell table:style-name="ce12" office:value-type="float" office:value="5381.66" calcext:value-type="float">
            <text:p>5 381,66</text:p>
          </table:table-cell>
          <table:table-cell table:style-name="ce3" office:value-type="string" calcext:value-type="string">
            <text:p>Pompe et compress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01" calcext:value-type="float">
            <text:p>1186701</text:p>
          </table:table-cell>
          <table:table-cell table:style-name="ce3" office:value-type="string" calcext:value-type="string">
            <text:p>FASTENAL CANADA LTEE</text:p>
          </table:table-cell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111.94" calcext:value-type="float">
            <text:p>111,94</text:p>
          </table:table-cell>
          <table:table-cell table:style-name="ce3" office:value-type="string" calcext:value-type="string">
            <text:p>Produit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139.86" calcext:value-type="float">
            <text:p>139,8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60" calcext:value-type="float">
            <text:p>1187660</text:p>
          </table:table-cell>
          <table:table-cell table:style-name="ce3"/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662.29" calcext:value-type="float">
            <text:p>662,29</text:p>
          </table:table-cell>
          <table:table-cell table:style-name="ce3" office:value-type="string" calcext:value-type="string">
            <text:p>Réparation - Éling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889" calcext:value-type="float">
            <text:p>1189889</text:p>
          </table:table-cell>
          <table:table-cell table:style-name="ce3"/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328.21" calcext:value-type="float">
            <text:p>1 328,21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25" calcext:value-type="float">
            <text:p>1188725</text:p>
          </table:table-cell>
          <table:table-cell table:style-name="ce3" office:value-type="string" calcext:value-type="string">
            <text:p>GAZTEK INC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2099.75" calcext:value-type="float">
            <text:p>2 099,75</text:p>
          </table:table-cell>
          <table:table-cell table:style-name="ce3" office:value-type="string" calcext:value-type="string">
            <text:p>Gaz d'étalonn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247" calcext:value-type="float">
            <text:p>1190247</text:p>
          </table:table-cell>
          <table:table-cell table:style-name="ce3"/>
          <table:table-cell table:style-name="ce8" office:value-type="date" office:date-value="2017-03-22" calcext:value-type="date">
            <text:p>03-22-17</text:p>
          </table:table-cell>
          <table:table-cell/>
          <table:table-cell table:style-name="ce12" office:value-type="float" office:value="146.98" calcext:value-type="float">
            <text:p>146,98</text:p>
          </table:table-cell>
          <table:table-cell table:style-name="ce3" office:value-type="string" calcext:value-type="string">
            <text:p>Réparation - Capteur à gaz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3689" calcext:value-type="float">
            <text:p>1183689</text:p>
          </table:table-cell>
          <table:table-cell table:style-name="ce3" office:value-type="string" calcext:value-type="string">
            <text:p>GROUPE SDM INC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167.46" calcext:value-type="float">
            <text:p>1 167,46</text:p>
          </table:table-cell>
          <table:table-cell table:style-name="ce3" office:value-type="string" calcext:value-type="string">
            <text:p>Service - Déglaçage et désobstruction de condui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386" calcext:value-type="float">
            <text:p>1187386</text:p>
          </table:table-cell>
          <table:table-cell table:style-name="ce3" office:value-type="string" calcext:value-type="string">
            <text:p>HILTI CANADA LTEE</text:p>
          </table:table-cell>
          <table:table-cell table:style-name="ce8" office:value-type="date" office:date-value="2017-03-08" calcext:value-type="date">
            <text:p>03-08-17</text:p>
          </table:table-cell>
          <table:table-cell/>
          <table:table-cell table:style-name="ce12" office:value-type="float" office:value="1804.92" calcext:value-type="float">
            <text:p>1 804,92</text:p>
          </table:table-cell>
          <table:table-cell table:style-name="ce3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636" calcext:value-type="float">
            <text:p>1189636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581.54" calcext:value-type="float">
            <text:p>581,54</text:p>
          </table:table-cell>
          <table:table-cell table:style-name="ce3" office:value-type="string" calcext:value-type="string">
            <text:p>Outil à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144" calcext:value-type="float">
            <text:p>1187144</text:p>
          </table:table-cell>
          <table:table-cell table:style-name="ce3" office:value-type="string" calcext:value-type="string">
            <text:p>JARDINS ZEILLINGER</text:p>
          </table:table-cell>
          <table:table-cell table:style-name="ce8" office:value-type="date" office:date-value="2017-03-07" calcext:value-type="date">
            <text:p>03-07-17</text:p>
          </table:table-cell>
          <table:table-cell table:style-name="ce9"/>
          <table:table-cell table:style-name="ce12" office:value-type="float" office:value="6502.53" calcext:value-type="float">
            <text:p>6 502,53</text:p>
          </table:table-cell>
          <table:table-cell table:style-name="ce3" office:value-type="string" calcext:value-type="string">
            <text:p>Végéta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695" calcext:value-type="float">
            <text:p>1186695</text:p>
          </table:table-cell>
          <table:table-cell table:style-name="ce3" office:value-type="string" calcext:value-type="string">
            <text:p>JEAN GUGLIA &amp; FILS ENR.</text:p>
          </table:table-cell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720.7" calcext:value-type="float">
            <text:p>720,70</text:p>
          </table:table-cell>
          <table:table-cell table:style-name="ce3" office:value-type="string" calcext:value-type="string">
            <text:p>Équipement d'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58" calcext:value-type="float">
            <text:p>1188758</text:p>
          </table:table-cell>
          <table:table-cell table:style-name="ce3"/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424.76" calcext:value-type="float">
            <text:p>424,76</text:p>
          </table:table-cell>
          <table:table-cell table:style-name="ce3" office:value-type="string" calcext:value-type="string">
            <text:p>Chaî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0775" calcext:value-type="float">
            <text:p>1180775</text:p>
          </table:table-cell>
          <table:table-cell table:style-name="ce3" office:value-type="string" calcext:value-type="string">
            <text:p>LAVE AUTO 88 INC.</text:p>
          </table:table-cell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629.92" calcext:value-type="float">
            <text:p>629,92</text:p>
          </table:table-cell>
          <table:table-cell table:style-name="ce3" office:value-type="string" calcext:value-type="string">
            <text:p>Service - Lavage de véhicu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9133" calcext:value-type="float">
            <text:p>1179133</text:p>
          </table:table-cell>
          <table:table-cell table:style-name="ce3" office:value-type="string" calcext:value-type="string">
            <text:p>LE GROUPE J.S.V. INC</text:p>
          </table:table-cell>
          <table:table-cell table:style-name="ce8" office:value-type="date" office:date-value="2017-03-17" calcext:value-type="date">
            <text:p>03-17-17</text:p>
          </table:table-cell>
          <table:table-cell/>
          <table:table-cell table:style-name="ce12" office:value-type="float" office:value="49.03" calcext:value-type="float">
            <text:p>49,03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404" calcext:value-type="float">
            <text:p>1187404</text:p>
          </table:table-cell>
          <table:table-cell table:style-name="ce3"/>
          <table:table-cell table:style-name="ce8" office:value-type="date" office:date-value="2017-03-08" calcext:value-type="date">
            <text:p>03-08-17</text:p>
          </table:table-cell>
          <table:table-cell/>
          <table:table-cell table:style-name="ce12" office:value-type="float" office:value="241.47" calcext:value-type="float">
            <text:p>241,47</text:p>
          </table:table-cell>
          <table:table-cell table:style-name="ce3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869" calcext:value-type="float">
            <text:p>1189869</text:p>
          </table:table-cell>
          <table:table-cell table:style-name="ce3"/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203.89" calcext:value-type="float">
            <text:p>203,89</text:p>
          </table:table-cell>
          <table:table-cell table:style-name="ce3" office:value-type="string" calcext:value-type="string">
            <text:p>Chaî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49" calcext:value-type="float">
            <text:p>1187649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41.74" calcext:value-type="float">
            <text:p>141,74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17" calcext:value-type="float">
            <text:p>1190717</text:p>
          </table:table-cell>
          <table:table-cell table:style-name="ce3"/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94" calcext:value-type="float">
            <text:p>94,00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435" calcext:value-type="float">
            <text:p>1187435</text:p>
          </table:table-cell>
          <table:table-cell table:style-name="ce3" office:value-type="string" calcext:value-type="string">
            <text:p>LINDE CANADA LIMITEE</text:p>
          </table:table-cell>
          <table:table-cell table:style-name="ce8" office:value-type="date" office:date-value="2017-03-08" calcext:value-type="date">
            <text:p>03-08-17</text:p>
          </table:table-cell>
          <table:table-cell/>
          <table:table-cell table:style-name="ce12" office:value-type="float" office:value="72.82" calcext:value-type="float">
            <text:p>72,82</text:p>
          </table:table-cell>
          <table:table-cell table:style-name="ce3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887" calcext:value-type="float">
            <text:p>1189887</text:p>
          </table:table-cell>
          <table:table-cell table:style-name="ce3"/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39.47" calcext:value-type="float">
            <text:p>139,47</text:p>
          </table:table-cell>
          <table:table-cell table:style-name="ce3" office:value-type="string" calcext:value-type="string">
            <text:p>Ga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018" calcext:value-type="float">
            <text:p>1190018</text:p>
          </table:table-cell>
          <table:table-cell table:style-name="ce3" office:value-type="string" calcext:value-type="string">
            <text:p>MARTECH SIGNALISATION INC.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57.48" calcext:value-type="float">
            <text:p>157,48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55.91" calcext:value-type="float">
            <text:p>155,91</text:p>
          </table:table-cell>
          <table:table-cell table:style-name="ce3" office:value-type="string" calcext:value-type="string">
            <text:p>Guide, brochure et affich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847" calcext:value-type="float">
            <text:p>1187847</text:p>
          </table:table-cell>
          <table:table-cell table:style-name="ce3" office:value-type="string" calcext:value-type="string">
            <text:p>MATERIAUX DE PLOMBERIE RAY-JEAN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2139.9" calcext:value-type="float">
            <text:p>2 139,90</text:p>
          </table:table-cell>
          <table:table-cell table:style-name="ce3" office:value-type="string" calcext:value-type="string">
            <text:p>Accessoire et fourniture de plomb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456" calcext:value-type="float">
            <text:p>1187456</text:p>
          </table:table-cell>
          <table:table-cell table:style-name="ce3" office:value-type="string" calcext:value-type="string">
            <text:p>MINISTRE DES FINANCES</text:p>
          </table:table-cell>
          <table:table-cell table:style-name="ce8" office:value-type="date" office:date-value="2017-03-08" calcext:value-type="date">
            <text:p>03-08-17</text:p>
          </table:table-cell>
          <table:table-cell/>
          <table:table-cell table:style-name="ce12" office:value-type="float" office:value="448" calcext:value-type="float">
            <text:p>448,00</text:p>
          </table:table-cell>
          <table:table-cell table:style-name="ce3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622" calcext:value-type="float">
            <text:p>1189622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672" calcext:value-type="float">
            <text:p>672,00</text:p>
          </table:table-cell>
          <table:table-cell table:style-name="ce3" office:value-type="string" calcext:value-type="string">
            <text:p>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172" calcext:value-type="float">
            <text:p>1191172</text:p>
          </table:table-cell>
          <table:table-cell table:style-name="ce3" office:value-type="string" calcext:value-type="string">
            <text:p>MP REPRODUCTIONS INC.</text:p>
          </table:table-cell>
          <table:table-cell table:style-name="ce8" office:value-type="date" office:date-value="2017-03-28" calcext:value-type="date">
            <text:p>03-28-17</text:p>
          </table:table-cell>
          <table:table-cell/>
          <table:table-cell table:style-name="ce12" office:value-type="float" office:value="98.35" calcext:value-type="float">
            <text:p>98,35</text:p>
          </table:table-cell>
          <table:table-cell table:style-name="ce3" office:value-type="string" calcext:value-type="string">
            <text:p>Service - Numérisation de docu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30" calcext:value-type="float">
            <text:p>1187730</text:p>
          </table:table-cell>
          <table:table-cell table:style-name="ce3" office:value-type="string" calcext:value-type="string">
            <text:p>NADEAU FORESTERIE URBAINE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62.21" calcext:value-type="float">
            <text:p>162,21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142" calcext:value-type="float">
            <text:p>1187142</text:p>
          </table:table-cell>
          <table:table-cell table:style-name="ce3" office:value-type="string" calcext:value-type="string">
            <text:p>NORSECO INC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839.89" calcext:value-type="float">
            <text:p>839,89</text:p>
          </table:table-cell>
          <table:table-cell table:style-name="ce3" office:value-type="string" calcext:value-type="string">
            <text:p>Graine, semence, bulbe et bou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040" calcext:value-type="float">
            <text:p>1190040</text:p>
          </table:table-cell>
          <table:table-cell table:style-name="ce3" office:value-type="string" calcext:value-type="string">
            <text:p>PRODUITS SANY</text:p>
          </table:table-cell>
          <table:table-cell table:style-name="ce8" office:value-type="date" office:date-value="2017-03-21" calcext:value-type="date">
            <text:p>03-21-17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443.62" calcext:value-type="float">
            <text:p>443,62</text:p>
          </table:table-cell>
          <table:table-cell table:style-name="ce3" office:value-type="string" calcext:value-type="string">
            <text:p>Produit et équipement d'entretie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93" calcext:value-type="float">
            <text:p>1187693</text:p>
          </table:table-cell>
          <table:table-cell table:style-name="ce3" office:value-type="string" calcext:value-type="string">
            <text:p>QUINCAILLERIE NOTRE-DAME DE ST-HENRI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475.82" calcext:value-type="float">
            <text:p>1 475,82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66" calcext:value-type="float">
            <text:p>1188766</text:p>
          </table:table-cell>
          <table:table-cell table:style-name="ce3"/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398.7" calcext:value-type="float">
            <text:p>398,70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float" office:value="1189079" calcext:value-type="float">
            <text:p>1189079</text:p>
          </table:table-cell>
          <table:table-cell/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1209.37" calcext:value-type="float">
            <text:p>1 209,37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OPER, CHANTAL</text:p>
          </table:table-cell>
          <table:table-cell table:style-name="ce5" office:value-type="float" office:value="1188606" calcext:value-type="float">
            <text:p>1188606</text:p>
          </table:table-cell>
          <table:table-cell table:style-name="ce3" office:value-type="string" calcext:value-type="string">
            <text:p>RENO-DEPOT</text:p>
          </table:table-cell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3149.62" calcext:value-type="float">
            <text:p>3 149,6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48" calcext:value-type="float">
            <text:p>1187748</text:p>
          </table:table-cell>
          <table:table-cell table:style-name="ce3" office:value-type="string" calcext:value-type="string">
            <text:p>RICCI, TEASDALE HUISSIERS DE JUSTICE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35.91" calcext:value-type="float">
            <text:p>135,91</text:p>
          </table:table-cell>
          <table:table-cell table:style-name="ce3" office:value-type="string" calcext:value-type="string">
            <text:p>Huissier de justic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4380" calcext:value-type="float">
            <text:p>1184380</text:p>
          </table:table-cell>
          <table:table-cell table:style-name="ce3" office:value-type="string" calcext:value-type="string">
            <text:p>SCIAGE DE BETON 2000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2501.33" calcext:value-type="float">
            <text:p>2 501,33</text:p>
          </table:table-cell>
          <table:table-cell table:style-name="ce3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153" calcext:value-type="float">
            <text:p>1186153</text:p>
          </table:table-cell>
          <table:table-cell table:style-name="ce3" office:value-type="string" calcext:value-type="string">
            <text:p>SECURITE LANDRY INC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146.65" calcext:value-type="float">
            <text:p>146,65</text:p>
          </table:table-cell>
          <table:table-cell table:style-name="ce3" office:value-type="string" calcext:value-type="string">
            <text:p>Outil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538.58" calcext:value-type="float">
            <text:p>538,58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400" calcext:value-type="float">
            <text:p>400,00</text:p>
          </table:table-cell>
          <table:table-cell table:style-name="ce3" office:value-type="string" calcext:value-type="string">
            <text:p>Accessoire vestiment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35" calcext:value-type="float">
            <text:p>1190735</text:p>
          </table:table-cell>
          <table:table-cell table:style-name="ce3"/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56.69" calcext:value-type="float">
            <text:p>56,69</text:p>
          </table:table-cell>
          <table:table-cell table:style-name="ce3" office:value-type="string" calcext:value-type="string">
            <text:p>Crochet, goupille, manille et pouli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381.89" calcext:value-type="float">
            <text:p>381,89</text:p>
          </table:table-cell>
          <table:table-cell table:style-name="ce3" office:value-type="string" calcext:value-type="string">
            <text:p>Bot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803" calcext:value-type="float">
            <text:p>1186803</text:p>
          </table:table-cell>
          <table:table-cell table:style-name="ce3" office:value-type="string" calcext:value-type="string">
            <text:p>SERRURIER LACROIX LTEE</text:p>
          </table:table-cell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96.49" calcext:value-type="float">
            <text:p>96,49</text:p>
          </table:table-cell>
          <table:table-cell table:style-name="ce3" office:value-type="string" calcext:value-type="string">
            <text:p>Produit de cadenass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103" calcext:value-type="float">
            <text:p>1188103</text:p>
          </table:table-cell>
          <table:table-cell table:style-name="ce3" office:value-type="string" calcext:value-type="string">
            <text:p>STELEM</text:p>
          </table:table-cell>
          <table:table-cell table:style-name="ce8" office:value-type="date" office:date-value="2017-03-10" calcext:value-type="date">
            <text:p>03-10-17</text:p>
          </table:table-cell>
          <table:table-cell/>
          <table:table-cell table:style-name="ce12" office:value-type="float" office:value="818.9" calcext:value-type="float">
            <text:p>818,90</text:p>
          </table:table-cell>
          <table:table-cell table:style-name="ce3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351" calcext:value-type="float">
            <text:p>1188351</text:p>
          </table:table-cell>
          <table:table-cell table:style-name="ce3" office:value-type="string" calcext:value-type="string">
            <text:p>TENAQUIP LIMITED</text:p>
          </table:table-cell>
          <table:table-cell table:style-name="ce8" office:value-type="date" office:date-value="2017-03-13" calcext:value-type="date">
            <text:p>03-13-17</text:p>
          </table:table-cell>
          <table:table-cell/>
          <table:table-cell table:style-name="ce12" office:value-type="float" office:value="685.04" calcext:value-type="float">
            <text:p>685,04</text:p>
          </table:table-cell>
          <table:table-cell table:style-name="ce3" office:value-type="string" calcext:value-type="string">
            <text:p>Réservoir et contenant de stock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225" calcext:value-type="float">
            <text:p>1189225</text:p>
          </table:table-cell>
          <table:table-cell table:style-name="ce3" office:value-type="string" calcext:value-type="string">
            <text:p>TESSIER RECREO-PARC INC</text:p>
          </table:table-cell>
          <table:table-cell table:style-name="ce8" office:value-type="date" office:date-value="2017-03-17" calcext:value-type="date">
            <text:p>03-17-17</text:p>
          </table:table-cell>
          <table:table-cell/>
          <table:table-cell table:style-name="ce12" office:value-type="float" office:value="1763.79" calcext:value-type="float">
            <text:p>1 763,79</text:p>
          </table:table-cell>
          <table:table-cell table:style-name="ce3" office:value-type="string" calcext:value-type="string">
            <text:p>Équipement et fourniture pour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94" calcext:value-type="float">
            <text:p>1187794</text:p>
          </table:table-cell>
          <table:table-cell table:style-name="ce3" office:value-type="string" calcext:value-type="string">
            <text:p>U. CAYOUETTE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705.84" calcext:value-type="float">
            <text:p>1 705,84</text:p>
          </table:table-cell>
          <table:table-cell table:style-name="ce3" office:value-type="string" calcext:value-type="string">
            <text:p>Ciment, mélange à béton ensach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733" calcext:value-type="float">
            <text:p>1188733</text:p>
          </table:table-cell>
          <table:table-cell table:style-name="ce3"/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98.02" calcext:value-type="float">
            <text:p>98,02</text:p>
          </table:table-cell>
          <table:table-cell table:style-name="ce3" office:value-type="string" calcext:value-type="string">
            <text:p>Isolant pour conduit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37.71" calcext:value-type="float">
            <text:p>37,71</text:p>
          </table:table-cell>
          <table:table-cell table:style-name="ce3" office:value-type="string" calcext:value-type="string">
            <text:p>Huile, graisse et lubrifi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15" calcext:value-type="date">
            <text:p>03-15-17</text:p>
          </table:table-cell>
          <table:table-cell/>
          <table:table-cell table:style-name="ce12" office:value-type="float" office:value="444.81" calcext:value-type="float">
            <text:p>444,81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655" calcext:value-type="float">
            <text:p>1187655</text:p>
          </table:table-cell>
          <table:table-cell table:style-name="ce3" office:value-type="string" calcext:value-type="string">
            <text:p>VERMEER CANADA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470.55" calcext:value-type="float">
            <text:p>470,55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641" calcext:value-type="float">
            <text:p>1189641</text:p>
          </table:table-cell>
          <table:table-cell table:style-name="ce3"/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734.42" calcext:value-type="float">
            <text:p>734,42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894" calcext:value-type="float">
            <text:p>1189894</text:p>
          </table:table-cell>
          <table:table-cell table:style-name="ce3"/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22.9" calcext:value-type="float">
            <text:p>122,90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1245.36" calcext:value-type="float">
            <text:p>1 245,36</text:p>
          </table:table-cell>
          <table:table-cell table:style-name="ce3" office:value-type="string" calcext:value-type="string">
            <text:p>Accessoire et pièce de remplacement pour outi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145763" calcext:value-type="float">
            <text:p>1145763</text:p>
          </table:table-cell>
          <table:table-cell table:style-name="ce3" office:value-type="string" calcext:value-type="string">
            <text:p>ENGLOBE CORP.</text:p>
          </table:table-cell>
          <table:table-cell table:style-name="ce8" office:value-type="date" office:date-value="2017-03-03" calcext:value-type="date">
            <text:p>03-03-17</text:p>
          </table:table-cell>
          <table:table-cell table:style-name="ce5" office:value-type="float" office:value="1095990" calcext:value-type="float">
            <text:p>1095990</text:p>
          </table:table-cell>
          <table:table-cell table:style-name="ce12" office:value-type="float" office:value="1837.28" calcext:value-type="float">
            <text:p>1 837,28</text:p>
          </table:table-cell>
          <table:table-cell table:style-name="ce3" office:value-type="string" calcext:value-type="string">
            <text:p>Ingénieur - Contrôle qual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113" calcext:value-type="float">
            <text:p>1191113</text:p>
          </table:table-cell>
          <table:table-cell table:style-name="ce3" office:value-type="string" calcext:value-type="string">
            <text:p>GAUDREAULT, SONIA</text:p>
          </table:table-cell>
          <table:table-cell table:style-name="ce8" office:value-type="date" office:date-value="2017-03-27" calcext:value-type="date">
            <text:p>03-27-17</text:p>
          </table:table-cell>
          <table:table-cell/>
          <table:table-cell table:style-name="ce12" office:value-type="float" office:value="2300.62" calcext:value-type="float">
            <text:p>2 300,62</text:p>
          </table:table-cell>
          <table:table-cell table:style-name="ce3" office:value-type="string" calcext:value-type="string">
            <text:p>Frais - Dépenses de fon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936" calcext:value-type="float">
            <text:p>1185936</text:p>
          </table:table-cell>
          <table:table-cell table:style-name="ce3" office:value-type="string" calcext:value-type="string">
            <text:p>LEBLANC ILLUMINATIONS-CANADA INC.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4277.25" calcext:value-type="float">
            <text:p>4 277,25</text:p>
          </table:table-cell>
          <table:table-cell table:style-name="ce3" office:value-type="string" calcext:value-type="string">
            <text:p>Décoration tempor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685" calcext:value-type="float">
            <text:p>1189685</text:p>
          </table:table-cell>
          <table:table-cell table:style-name="ce3" office:value-type="string" calcext:value-type="string">
            <text:p>LES SERVICES EXP INC.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7972.42" calcext:value-type="float">
            <text:p>7 972,42</text:p>
          </table:table-cell>
          <table:table-cell table:style-name="ce3" office:value-type="string" calcext:value-type="string">
            <text:p>Entrepreneur en électric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643" calcext:value-type="float">
            <text:p>1186643</text:p>
          </table:table-cell>
          <table:table-cell table:style-name="ce3" office:value-type="string" calcext:value-type="string">
            <text:p>MORNEAU SHEPELL LTD.</text:p>
          </table:table-cell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15000" calcext:value-type="float">
            <text:p>15 000,00</text:p>
          </table:table-cell>
          <table:table-cell table:style-name="ce3" office:value-type="string" calcext:value-type="string">
            <text:p>Conseiller, programme d'aide aux employ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880" calcext:value-type="float">
            <text:p>1188880</text:p>
          </table:table-cell>
          <table:table-cell table:style-name="ce3" office:value-type="string" calcext:value-type="string">
            <text:p>TRANSELEC / COMMON INC.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412.36" calcext:value-type="float">
            <text:p>412,36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EVES, GENEVIÈVE</text:p>
          </table:table-cell>
          <table:table-cell table:style-name="ce5" office:value-type="float" office:value="1186058" calcext:value-type="float">
            <text:p>1186058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3-28" calcext:value-type="date">
            <text:p>03-28-17</text:p>
          </table:table-cell>
          <table:table-cell/>
          <table:table-cell table:style-name="ce12" office:value-type="float" office:value="52.88" calcext:value-type="float">
            <text:p>52,88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3"/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1259.85" calcext:value-type="float">
            <text:p>1 259,8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120" calcext:value-type="float">
            <text:p>1190120</text:p>
          </table:table-cell>
          <table:table-cell table:style-name="ce3" office:value-type="string" calcext:value-type="string">
            <text:p>FOURCHETTE &amp; CIE CUISINE COMMUNAUTAIRE</text:p>
          </table:table-cell>
          <table:table-cell table:style-name="ce8" office:value-type="date" office:date-value="2017-03-22" calcext:value-type="date">
            <text:p>03-22-17</text:p>
          </table:table-cell>
          <table:table-cell/>
          <table:table-cell table:style-name="ce12" office:value-type="float" office:value="325" calcext:value-type="float">
            <text:p>325,0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518" calcext:value-type="float">
            <text:p>1189518</text:p>
          </table:table-cell>
          <table:table-cell table:style-name="ce3" office:value-type="string" calcext:value-type="string">
            <text:p>MEDIAS TRANSCONTINENTAL S.E.N.C</text:p>
          </table:table-cell>
          <table:table-cell table:style-name="ce8" office:value-type="date" office:date-value="2017-03-20" calcext:value-type="date">
            <text:p>03-20-17</text:p>
          </table:table-cell>
          <table:table-cell/>
          <table:table-cell table:style-name="ce12" office:value-type="float" office:value="4199.5" calcext:value-type="float">
            <text:p>4 199,50</text:p>
          </table:table-cell>
          <table:table-cell table:style-name="ce3" office:value-type="string" calcext:value-type="string">
            <text:p>Service - Placement média d'appel d'off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612" calcext:value-type="float">
            <text:p>1191612</text:p>
          </table:table-cell>
          <table:table-cell table:style-name="ce3" office:value-type="string" calcext:value-type="string">
            <text:p>RESEAU QUEBECOIS DE VILLES ET VILLAGES EN SANTE</text:p>
          </table:table-cell>
          <table:table-cell table:style-name="ce8" office:value-type="date" office:date-value="2017-03-29" calcext:value-type="date">
            <text:p>03-29-17</text:p>
          </table:table-cell>
          <table:table-cell/>
          <table:table-cell table:style-name="ce12" office:value-type="float" office:value="100" calcext:value-type="float">
            <text:p>100,00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148" calcext:value-type="float">
            <text:p>1187148</text:p>
          </table:table-cell>
          <table:table-cell table:style-name="ce3" office:value-type="string" calcext:value-type="string">
            <text:p>TELUS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51.71" calcext:value-type="float">
            <text:p>51,71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640" calcext:value-type="float">
            <text:p>1190640</text:p>
          </table:table-cell>
          <table:table-cell table:style-name="ce3"/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51.86" calcext:value-type="float">
            <text:p>51,86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RRIEN, MICHEL</text:p>
          </table:table-cell>
          <table:table-cell table:style-name="ce5" office:value-type="float" office:value="1190038" calcext:value-type="float">
            <text:p>1190038</text:p>
          </table:table-cell>
          <table:table-cell table:style-name="ce3" office:value-type="string" calcext:value-type="string">
            <text:p>ASS. DES COMMUNICATEURS MUNIC. DU QC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68.48" calcext:value-type="float">
            <text:p>68,48</text:p>
          </table:table-cell>
          <table:table-cell table:style-name="ce3" office:value-type="string" calcext:value-type="string">
            <text:p>Frais - Inscription congrès, évène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9291" calcext:value-type="float">
            <text:p>1189291</text:p>
          </table:table-cell>
          <table:table-cell table:style-name="ce3" office:value-type="string" calcext:value-type="string">
            <text:p>ATELIER 10 INC.</text:p>
          </table:table-cell>
          <table:table-cell table:style-name="ce8" office:value-type="date" office:date-value="2017-03-17" calcext:value-type="date">
            <text:p>03-17-17</text:p>
          </table:table-cell>
          <table:table-cell/>
          <table:table-cell table:style-name="ce12" office:value-type="float" office:value="2589.11" calcext:value-type="float">
            <text:p>2 589,11</text:p>
          </table:table-cell>
          <table:table-cell table:style-name="ce3" office:value-type="string" calcext:value-type="string">
            <text:p>Service - Placement 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873" calcext:value-type="float">
            <text:p>1190873</text:p>
          </table:table-cell>
          <table:table-cell table:style-name="ce3" office:value-type="string" calcext:value-type="string">
            <text:p>BOUTY INC</text:p>
          </table:table-cell>
          <table:table-cell table:style-name="ce8" office:value-type="date" office:date-value="2017-03-27" calcext:value-type="date">
            <text:p>03-27-17</text:p>
          </table:table-cell>
          <table:table-cell table:style-name="ce5" office:value-type="float" office:value="1013950" calcext:value-type="float">
            <text:p>1013950</text:p>
          </table:table-cell>
          <table:table-cell table:style-name="ce12" office:value-type="float" office:value="302.01" calcext:value-type="float">
            <text:p>302,01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8291" calcext:value-type="float">
            <text:p>1178291</text:p>
          </table:table-cell>
          <table:table-cell table:style-name="ce3" office:value-type="string" calcext:value-type="string">
            <text:p>CAFE 92 DEGRES INC.</text:p>
          </table:table-cell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157.48" calcext:value-type="float">
            <text:p>157,48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870" calcext:value-type="float">
            <text:p>1190870</text:p>
          </table:table-cell>
          <table:table-cell table:style-name="ce3" office:value-type="string" calcext:value-type="string">
            <text:p>CENTAURECOM INC.</text:p>
          </table:table-cell>
          <table:table-cell table:style-name="ce8" office:value-type="date" office:date-value="2017-03-27" calcext:value-type="date">
            <text:p>03-27-17</text:p>
          </table:table-cell>
          <table:table-cell/>
          <table:table-cell table:style-name="ce12" office:value-type="float" office:value="433.7" calcext:value-type="float">
            <text:p>433,70</text:p>
          </table:table-cell>
          <table:table-cell table:style-name="ce3" office:value-type="string" calcext:value-type="string">
            <text:p>Article promo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027" calcext:value-type="float">
            <text:p>1186027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3-01" calcext:value-type="date">
            <text:p>03-01-17</text:p>
          </table:table-cell>
          <table:table-cell/>
          <table:table-cell table:style-name="ce12" office:value-type="float" office:value="314.96" calcext:value-type="float">
            <text:p>314,96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991" calcext:value-type="float">
            <text:p>1188991</text:p>
          </table:table-cell>
          <table:table-cell table:style-name="ce3" office:value-type="string" calcext:value-type="string">
            <text:p>COMMUNICATION MAIN LIBRE INC.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8.24" calcext:value-type="float">
            <text:p>8,24</text:p>
          </table:table-cell>
          <table:table-cell table:style-name="ce3" office:value-type="string" calcext:value-type="string">
            <text:p>Article, accessoire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5478" calcext:value-type="float">
            <text:p>1185478</text:p>
          </table:table-cell>
          <table:table-cell table:style-name="ce3" office:value-type="string" calcext:value-type="string">
            <text:p>IMPRIME-EMPLOI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18.9" calcext:value-type="float">
            <text:p>18,90</text:p>
          </table:table-cell>
          <table:table-cell table:style-name="ce3" office:value-type="string" calcext:value-type="string">
            <text:p>Livrais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734" calcext:value-type="float">
            <text:p>1186734</text:p>
          </table:table-cell>
          <table:table-cell table:style-name="ce3"/>
          <table:table-cell table:style-name="ce8" office:value-type="date" office:date-value="2017-03-06" calcext:value-type="date">
            <text:p>03-06-17</text:p>
          </table:table-cell>
          <table:table-cell/>
          <table:table-cell table:style-name="ce12" office:value-type="float" office:value="3352.96" calcext:value-type="float">
            <text:p>3 352,96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6649" calcext:value-type="float">
            <text:p>1186649</text:p>
          </table:table-cell>
          <table:table-cell table:style-name="ce3" office:value-type="string" calcext:value-type="string">
            <text:p>KOPEL INC.</text:p>
          </table:table-cell>
          <table:table-cell table:style-name="ce8" office:value-type="date" office:date-value="2017-03-03" calcext:value-type="date">
            <text:p>03-03-17</text:p>
          </table:table-cell>
          <table:table-cell/>
          <table:table-cell table:style-name="ce12" office:value-type="float" office:value="5249.37" calcext:value-type="float">
            <text:p>5 249,37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533" calcext:value-type="float">
            <text:p>1188533</text:p>
          </table:table-cell>
          <table:table-cell table:style-name="ce3" office:value-type="string" calcext:value-type="string">
            <text:p>LAMCOM TECHNOLOGIES INC.</text:p>
          </table:table-cell>
          <table:table-cell table:style-name="ce8" office:value-type="date" office:date-value="2017-03-14" calcext:value-type="date">
            <text:p>03-14-17</text:p>
          </table:table-cell>
          <table:table-cell/>
          <table:table-cell table:style-name="ce12" office:value-type="float" office:value="654.49" calcext:value-type="float">
            <text:p>654,49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729" calcext:value-type="float">
            <text:p>1190729</text:p>
          </table:table-cell>
          <table:table-cell table:style-name="ce3" office:value-type="string" calcext:value-type="string">
            <text:p>LE DIPLOMATE AUDIOVISUEL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1127.3" calcext:value-type="float">
            <text:p>1 127,30</text:p>
          </table:table-cell>
          <table:table-cell table:style-name="ce3" office:value-type="string" calcext:value-type="string">
            <text:p>Location - Équipement d'éclairage et de sonor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198" calcext:value-type="float">
            <text:p>1187198</text:p>
          </table:table-cell>
          <table:table-cell table:style-name="ce3" office:value-type="string" calcext:value-type="string">
            <text:p>L'EMPREINTE IMPRIMERIE INC.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251.97" calcext:value-type="float">
            <text:p>251,97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919" calcext:value-type="float">
            <text:p>1188919</text:p>
          </table:table-cell>
          <table:table-cell table:style-name="ce3" office:value-type="string" calcext:value-type="string">
            <text:p>MONTREAL STENCIL INC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42.95" calcext:value-type="float">
            <text:p>42,95</text:p>
          </table:table-cell>
          <table:table-cell table:style-name="ce3" office:value-type="string" calcext:value-type="string">
            <text:p>Étamp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290" calcext:value-type="float">
            <text:p>1191290</text:p>
          </table:table-cell>
          <table:table-cell table:style-name="ce3"/>
          <table:table-cell table:style-name="ce8" office:value-type="date" office:date-value="2017-03-28" calcext:value-type="date">
            <text:p>03-28-17</text:p>
          </table:table-cell>
          <table:table-cell/>
          <table:table-cell table:style-name="ce12" office:value-type="float" office:value="37.37" calcext:value-type="float">
            <text:p>37,37</text:p>
          </table:table-cell>
          <table:table-cell table:style-name="ce3" office:value-type="string" calcext:value-type="string">
            <text:p>Article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0002" calcext:value-type="float">
            <text:p>1190002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314.65" calcext:value-type="float">
            <text:p>314,65</text:p>
          </table:table-cell>
          <table:table-cell table:style-name="ce3" office:value-type="string" calcext:value-type="string">
            <text:p>Papier, article de pape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996" calcext:value-type="float">
            <text:p>1188996</text:p>
          </table:table-cell>
          <table:table-cell table:style-name="ce3" office:value-type="string" calcext:value-type="string">
            <text:p>SOCIETE CANADIENNE DES POSTES</text:p>
          </table:table-cell>
          <table:table-cell table:style-name="ce8" office:value-type="date" office:date-value="2017-03-16" calcext:value-type="date">
            <text:p>03-16-17</text:p>
          </table:table-cell>
          <table:table-cell/>
          <table:table-cell table:style-name="ce12" office:value-type="float" office:value="2964.02" calcext:value-type="float">
            <text:p>2 964,02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91449" calcext:value-type="float">
            <text:p>1191449</text:p>
          </table:table-cell>
          <table:table-cell table:style-name="ce3"/>
          <table:table-cell table:style-name="ce8" office:value-type="date" office:date-value="2017-03-29" calcext:value-type="date">
            <text:p>03-29-17</text:p>
          </table:table-cell>
          <table:table-cell/>
          <table:table-cell table:style-name="ce12" office:value-type="float" office:value="841.26" calcext:value-type="float">
            <text:p>841,2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8270" calcext:value-type="float">
            <text:p>1188270</text:p>
          </table:table-cell>
          <table:table-cell table:style-name="ce3" office:value-type="string" calcext:value-type="string">
            <text:p>STINGRAY AFFAIRES INC.</text:p>
          </table:table-cell>
          <table:table-cell table:style-name="ce8" office:value-type="date" office:date-value="2017-03-13" calcext:value-type="date">
            <text:p>03-13-17</text:p>
          </table:table-cell>
          <table:table-cell/>
          <table:table-cell table:style-name="ce12" office:value-type="float" office:value="1385.83" calcext:value-type="float">
            <text:p>1 385,83</text:p>
          </table:table-cell>
          <table:table-cell table:style-name="ce3" office:value-type="string" calcext:value-type="string">
            <text:p>Abonnement à Radio-Canad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75230" calcext:value-type="float">
            <text:p>1175230</text:p>
          </table:table-cell>
          <table:table-cell table:style-name="ce3" office:value-type="string" calcext:value-type="string">
            <text:p>VIDEOTRON S.E.N.C</text:p>
          </table:table-cell>
          <table:table-cell table:style-name="ce8" office:value-type="date" office:date-value="2017-03-21" calcext:value-type="date">
            <text:p>03-21-17</text:p>
          </table:table-cell>
          <table:table-cell/>
          <table:table-cell table:style-name="ce12" office:value-type="float" office:value="21" calcext:value-type="float">
            <text:p>21,00</text:p>
          </table:table-cell>
          <table:table-cell table:style-name="ce3" office:value-type="string" calcext:value-type="string">
            <text:p>Service - Télédiffu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190737" calcext:value-type="float">
            <text:p>1190737</text:p>
          </table:table-cell>
          <table:table-cell table:style-name="ce3" office:value-type="string" calcext:value-type="string">
            <text:p>CENTRE DE SERVICES PARTAGES DU QC</text:p>
          </table:table-cell>
          <table:table-cell table:style-name="ce8" office:value-type="date" office:date-value="2017-03-24" calcext:value-type="date">
            <text:p>03-24-17</text:p>
          </table:table-cell>
          <table:table-cell/>
          <table:table-cell table:style-name="ce12" office:value-type="float" office:value="272.13" calcext:value-type="float">
            <text:p>272,13</text:p>
          </table:table-cell>
          <table:table-cell table:style-name="ce3" office:value-type="string" calcext:value-type="string">
            <text:p>Mise à jour de Normes-Ouvrages routier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705" calcext:value-type="float">
            <text:p>1187705</text:p>
          </table:table-cell>
          <table:table-cell table:style-name="ce3" office:value-type="string" calcext:value-type="string">
            <text:p>MIOVISION TECHNOLOGIES INC.</text:p>
          </table:table-cell>
          <table:table-cell table:style-name="ce8" office:value-type="date" office:date-value="2017-03-09" calcext:value-type="date">
            <text:p>03-09-17</text:p>
          </table:table-cell>
          <table:table-cell/>
          <table:table-cell table:style-name="ce12" office:value-type="float" office:value="132.28" calcext:value-type="float">
            <text:p>132,28</text:p>
          </table:table-cell>
          <table:table-cell table:style-name="ce3" office:value-type="string" calcext:value-type="string">
            <text:p>Ingénieur civil - Circulation et transpor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187230" calcext:value-type="float">
            <text:p>1187230</text:p>
          </table:table-cell>
          <table:table-cell table:style-name="ce3" office:value-type="string" calcext:value-type="string">
            <text:p>TRAFIC INNOVATION INC.</text:p>
          </table:table-cell>
          <table:table-cell table:style-name="ce8" office:value-type="date" office:date-value="2017-03-07" calcext:value-type="date">
            <text:p>03-07-17</text:p>
          </table:table-cell>
          <table:table-cell/>
          <table:table-cell table:style-name="ce12" office:value-type="float" office:value="8000.04" calcext:value-type="float">
            <text:p>8 000,04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 table:number-rows-repeated="10483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22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64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8:34:17</meta:creation-date>
    <dc:date>2017-06-29T15:28:18.482000000</dc:date>
    <meta:generator>LibreOffice/5.3.3.2$Windows_x86 LibreOffice_project/3d9a8b4b4e538a85e0782bd6c2d430bafe583448</meta:generator>
    <meta:editing-duration>PT11M43S</meta:editing-duration>
    <meta:editing-cycles>2</meta:editing-cycles>
    <meta:document-statistic meta:table-count="3" meta:cell-count="993" meta:object-count="0"/>
  </office:meta>
</office:document-meta>
</file>